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Times" svg:font-family="Times"/>
    <style:font-face style:name="Nimbus Mono L" svg:font-family="'Nimbus Mono L'" style:font-family-generic="modern" style:font-pitch="fixed"/>
    <style:font-face style:name="Nimbus Roman No9 L" svg:font-family="'Nimbus Roman No9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style:rel-width="100%" table:align="left"/>
    </style:style>
    <style:style style:name="Tabela1.A" style:family="table-column">
      <style:table-column-properties style:column-width="0.848cm" style:rel-column-width="3273*"/>
    </style:style>
    <style:style style:name="Tabela1.B" style:family="table-column">
      <style:table-column-properties style:column-width="16.15cm" style:rel-column-width="62261*"/>
    </style:style>
    <style:style style:name="Tabela1.A1" style:family="table-cell">
      <style:table-cell-properties fo:padding="0.049cm" fo:border="none"/>
    </style:style>
    <style:style style:name="Tabela2" style:family="table">
      <style:table-properties style:width="12.876cm" table:align="left"/>
    </style:style>
    <style:style style:name="Tabela2.A" style:family="table-column">
      <style:table-column-properties style:column-width="3.729cm"/>
    </style:style>
    <style:style style:name="Tabela2.B" style:family="table-column">
      <style:table-column-properties style:column-width="2.233cm"/>
    </style:style>
    <style:style style:name="Tabela2.C" style:family="table-column">
      <style:table-column-properties style:column-width="3.914cm"/>
    </style:style>
    <style:style style:name="Tabela2.D" style:family="table-column">
      <style:table-column-properties style:column-width="3cm"/>
    </style:style>
    <style:style style:name="Tabela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ela2.D1" style:family="table-cell">
      <style:table-cell-properties style:vertical-align="middle" style:border-line-width="0.002cm 0.088cm 0.002cm" fo:padding="0.049cm" fo:border="2.6pt double #808080"/>
    </style:style>
    <style:style style:name="Tabela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ela2.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ela3" style:family="table">
      <style:table-properties style:width="16.999cm" style:rel-width="100%" table:align="left"/>
    </style:style>
    <style:style style:name="Tabela3.A" style:family="table-column">
      <style:table-column-properties style:column-width="0.848cm" style:rel-column-width="3270*"/>
    </style:style>
    <style:style style:name="Tabela3.B" style:family="table-column">
      <style:table-column-properties style:column-width="16.15cm" style:rel-column-width="62264*"/>
    </style:style>
    <style:style style:name="Tabela3.A1" style:family="table-cell">
      <style:table-cell-properties fo:padding="0.049cm" fo:border="none"/>
    </style:style>
    <style:style style:name="Tabela4" style:family="table">
      <style:table-properties style:width="16.999cm" style:rel-width="100%" table:align="left"/>
    </style:style>
    <style:style style:name="Tabela4.A" style:family="table-column">
      <style:table-column-properties style:column-width="0.847cm" style:rel-column-width="3267*"/>
    </style:style>
    <style:style style:name="Tabela4.B" style:family="table-column">
      <style:table-column-properties style:column-width="16.152cm" style:rel-column-width="62267*"/>
    </style:style>
    <style:style style:name="Tabela4.A1" style:family="table-cell">
      <style:table-cell-properties fo:padding="0.049cm" fo:border="none"/>
    </style:style>
    <style:style style:name="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text-properties fo:language="en" fo:country="GB"/>
    </style:style>
    <style:style style:name="P4" style:family="paragraph" style:parent-style-name="Text_20_body">
      <style:paragraph-properties fo:text-align="start" style:justify-single-word="false"/>
      <style:text-properties fo:language="en" fo:country="GB"/>
    </style:style>
    <style:style style:name="P5" style:family="paragraph" style:parent-style-name="Text_20_body">
      <style:text-properties fo:font-weight="bold"/>
    </style:style>
    <style:style style:name="P6" style:family="paragraph" style:parent-style-name="List_20_Contents">
      <style:paragraph-properties fo:margin-top="0cm" fo:margin-bottom="0.499cm" loext:contextual-spacing="false"/>
    </style:style>
    <style:style style:name="P7" style:family="paragraph" style:parent-style-name="List_20_Heading">
      <style:paragraph-properties fo:margin-top="0cm" fo:margin-bottom="0.499cm" loext:contextual-spacing="false"/>
    </style:style>
    <style:style style:name="P8" style:family="paragraph" style:parent-style-name="Preformatted_20_Text">
      <style:paragraph-properties fo:margin-top="0cm" fo:margin-bottom="0.499cm" loext:contextual-spacing="false"/>
    </style:style>
    <style:style style:name="P9" style:family="paragraph" style:parent-style-name="Table_20_Contents">
      <style:paragraph-properties fo:margin-top="0cm" fo:margin-bottom="0.499cm" loext:contextual-spacing="false"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Standard">
      <style:text-properties fo:font-weight="bold" style:font-weight-asian="bold" style:font-weight-complex="bold"/>
    </style:style>
    <style:style style:name="P12" style:family="paragraph" style:parent-style-name="Text_20_body">
      <style:paragraph-properties fo:break-before="page"/>
    </style:style>
    <style:style style:name="P13" style:family="paragraph" style:parent-style-name="Text_20_body">
      <style:paragraph-properties fo:text-align="start" style:justify-single-word="false"/>
      <style:text-properties fo:language="en" fo:country="GB"/>
    </style:style>
    <style:style style:name="P14" style:family="paragraph" style:parent-style-name="Text_20_body">
      <style:paragraph-properties fo:text-align="start" style:justify-single-word="false"/>
      <style:text-properties fo:language="en" fo:country="GB" officeooo:paragraph-rsid="0016cac9"/>
    </style:style>
    <style:style style:name="T1" style:family="text">
      <style:text-properties fo:font-weight="normal" style:font-weight-asian="normal" style:font-weight-complex="normal"/>
    </style:style>
    <style:style style:name="T2" style:family="text">
      <style:text-properties fo:font-weight="normal" officeooo:rsid="0016cac9" style:font-weight-asian="normal" style:font-weight-complex="normal"/>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13e1e0" style:font-style-asian="italic" style:font-style-complex="italic"/>
    </style:style>
    <style:style style:name="T6" style:family="text">
      <style:text-properties officeooo:rsid="0013e1e0"/>
    </style:style>
    <style:style style:name="T7"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rong_20_Emphasis"/></text:p>
      <text:p text:style-name="P3"><text:span text:style-name="Strong_20_Emphasis">Entendendo a execução das transações e os tipos de isolamento no banco de dados</text:span><text:span text:style-name="Strong_20_Emphasis"><text:span text:style-name="T1"><text:line-break/></text:span></text:span></text:p>
      <text:p text:style-name="P4"><text:span text:style-name="Strong_20_Emphasis"><text:span text:style-name="T1">1) Uso de Transações no PostgreSQL <text:line-break/>2) Entendendo os Níveis de isolamento <text:line-break/>3) Usando Savepoints para controlar etapas das transações</text:span></text:span></text:p>
      <text:p text:style-name="P4"><text:span text:style-name="Strong_20_Emphasis"><text:span text:style-name="T1"/></text:span></text:p>
      <text:p text:style-name="P4"><text:span text:style-name="Strong_20_Emphasis"><text:span text:style-name="T7">1) Uso de Transações no PostgreSQL </text:span></text:span></text:p>
      <text:p text:style-name="P4"><text:span text:style-name="Strong_20_Emphasis"><text:span text:style-name="T1"/></text:span></text:p>
      <text:p text:style-name="P4"><text:span text:style-name="Strong_20_Emphasis"><text:span text:style-name="T1">Transação é cada execução de comando SQL que realiza leitura e ou escrita em bancos de dados. O PostgreSQL implementa transações resguardando as características ACID (Atomicidade, Consistência, Isolamento e Durabilidade).</text:span></text:span></text:p>
      <text:p text:style-name="P4"><text:span text:style-name="Strong_20_Emphasis"><text:span text:style-name="T7">Atomicidade</text:span></text:span><text:span text:style-name="Strong_20_Emphasis"><text:span text:style-name="T1"> – uma transação é totalmente executada ou totalmente revertida sem deixar efeitos no banco de dados.</text:span></text:span></text:p>
      <text:p text:style-name="P4"><text:span text:style-name="Strong_20_Emphasis"><text:span text:style-name="T7">Consistência</text:span></text:span><text:span text:style-name="Strong_20_Emphasis"><text:span text:style-name="T1"> – os resultados são coerentes com as operações realizadas.</text:span></text:span></text:p>
      <text:p text:style-name="P4"><text:span text:style-name="Strong_20_Emphasis"><text:span text:style-name="T7">Isolamento</text:span></text:span><text:span text:style-name="Strong_20_Emphasis"><text:span text:style-name="T1"> – a execução de uma transação não interfere nem sofre interferência das demais transações em execução.</text:span></text:span></text:p>
      <text:p text:style-name="P4"><text:span text:style-name="Strong_20_Emphasis"><text:span text:style-name="T7">Durabilidade –</text:span></text:span><text:span text:style-name="Strong_20_Emphasis"><text:span text:style-name="T1"> o resultado das transações deve ser persistido fisicamente no banco de dados.</text:span></text:span></text:p>
      <text:p text:style-name="P4"><text:span text:style-name="Strong_20_Emphasis"><text:span text:style-name="T1"/></text:span></text:p>
      <text:p text:style-name="P4"><text:span text:style-name="Strong_20_Emphasis"><text:span text:style-name="T1">No PostgreSQL todo comando que executamos é internamente executado em transações, que gerencia a manutenção das características ACID.</text:span></text:span></text:p>
      <text:p text:style-name="P4"><text:span text:style-name="Strong_20_Emphasis"><text:span text:style-name="T1"/></text:span></text:p>
      <text:p text:style-name="P4"><text:span text:style-name="Strong_20_Emphasis"><text:span text:style-name="T1">Mas mesmo que o PostgreSQL aja dessa forma podemos querer agrupar alguns comandos em uma única transação como outras vezes podemos desabilitar o gerenciamento do PostgreSQL.</text:span></text:span></text:p>
      <text:p text:style-name="P4"><text:span text:style-name="Strong_20_Emphasis"><text:span text:style-name="T1"/></text:span></text:p>
      <text:p text:style-name="P11">SET TRANSACTION</text:p>
      <text:p text:style-name="P11"/>
      <text:p text:style-name="P11"><text:bookmark text:name="AEN54962"/>Nome</text:p>
      <text:p text:style-name="Text_20_body">SET TRANSACTION -- define as características da transação corrente</text:p>
      <text:p text:style-name="P11"><text:bookmark text:name="AEN54967"/><text:bookmark text:name="AEN54965"/>Sinopse</text:p>
      <text:p text:style-name="Preformatted_20_Text">SET TRANSACTION modo_da_transação [, ...]</text:p>
      <text:p text:style-name="Preformatted_20_Text">SET SESSION CHARACTERISTICS AS TRANSACTION modo_da_transação [, ...]</text:p>
      <text:p text:style-name="Preformatted_20_Text"/>
      <text:p text:style-name="Preformatted_20_Text">onde modo_da_transação é um entre:</text:p>
      <text:p text:style-name="Preformatted_20_Text"/>
      <text:p text:style-name="Preformatted_20_Text"><text:s text:c="4"/>ISOLATION LEVEL { SERIALIZABLE | REPEATABLE READ | READ COMMITTED | READ UNCOMMITTED }</text:p>
      <text:p text:style-name="P8"><text:s text:c="4"/>READ WRITE | READ ONLY</text:p>
      <text:p text:style-name="P11"><text:bookmark text:name="AEN54972"/><text:soft-page-break/>Descrição</text:p>
      <text:p text:style-name="Text_20_body">O comando SET TRANSACTION define as características da transação corrente. Não produz nenhum efeito nas próximas transações. O comando SET SESSION CHARACTERISTICS define as características da transação usadas como padrão nas próximas transações na sessão. Estes padrões podem ser mudados para uma transação individual pelo comando SET TRANSACTION. <text:a xlink:type="simple" xlink:href="http://pgdocptbr.sourceforge.net/pg80/sql-set-transaction.html#FTN.AEN54978" office:name="AEN54978" text:style-name="Internet_20_link" text:visited-style-name="Visited_20_Internet_20_Link">[1]</text:a> <text:a xlink:type="simple" xlink:href="http://pgdocptbr.sourceforge.net/pg80/sql-set-transaction.html#FTN.AEN54999" office:name="AEN54999" text:style-name="Internet_20_link" text:visited-style-name="Visited_20_Internet_20_Link">[2]</text:a> <text:a xlink:type="simple" xlink:href="http://pgdocptbr.sourceforge.net/pg80/sql-set-transaction.html#FTN.AEN55011" office:name="AEN55011" text:style-name="Internet_20_link" text:visited-style-name="Visited_20_Internet_20_Link">[3]</text:a> <text:a xlink:type="simple" xlink:href="http://pgdocptbr.sourceforge.net/pg80/sql-set-transaction.html#FTN.AEN55017" office:name="AEN55017" text:style-name="Internet_20_link" text:visited-style-name="Visited_20_Internet_20_Link">[4]</text:a></text:p>
      <text:p text:style-name="Text_20_body">As características da transação disponíveis são o nível de isolamento da transação e o modo de acesso da transação (leitura/escrita ou somente para leitura).</text:p>
      <text:p text:style-name="Text_20_body">O nível de isolamento de uma transação determina quais dados a transação pode ver quando outras transações estão processando ao mesmo tempo.</text:p>
      <text:p text:style-name="P7">READ COMMITTED </text:p>
      <text:p text:style-name="P6">O comando consegue ver apenas as linhas efetivadas (<text:span text:style-name="T3">commit</text:span>) antes do início da sua execução. Este é o padrão.</text:p>
      <text:p text:style-name="P7">SERIALIZABLE </text:p>
      <text:p text:style-name="P6">Todos os comandos da transação corrente podem ver apenas as linhas efetivadas antes da primeira consulta ou comando de modificação de dados ter sido executado nesta transação.</text:p>
      <text:p text:style-name="Text_20_body">O padrão <text:span text:style-name="ACRONYM">SQL</text:span> define dois níveis adicionais, READ UNCOMMITTED e REPEATABLE READ. No PostgreSQL READ UNCOMMITTED é tratado como READ COMMITTED, enquanto REPEATABLE READ é tratado como SERIALIZABLE.</text:p>
      <text:p text:style-name="Text_20_body">O nível de isolamento da transação não pode ser mudado após a primeira consulta ou comando de modificação de dado (SELECT, INSERT, DELETE, UPDATE, FETCH ou COPY) da transação ter sido executado. Para obter informações adicionais sobre o isolamento de transações e controle de simultaneidade deve ser consultado o <text:a xlink:type="simple" xlink:href="http://pgdocptbr.sourceforge.net/pg80/mvcc.html" text:style-name="Internet_20_link" text:visited-style-name="Visited_20_Internet_20_Link">Capítulo 12</text:a>.</text:p>
      <text:p text:style-name="Text_20_body">O modo de acesso da transação determina se a transação é para leitura/escrita, ou se é somente para leitura. Ler/escrever é o padrão. Quando a transação é somente para leitura, não são permitidos os seguintes comandos <text:span text:style-name="ACRONYM">SQL</text:span>: INSERT, UPDATE, DELETE e COPY FROM, se a tabela a ser escrita não for uma tabela temporária; todos os comandos CREATE, ALTER e DROP; COMMENT, GRANT, REVOKE, TRUNCATE; também EXPLAIN ANALYZE e EXECUTE se o comando a ser executado estiver entre os listados. Esta é uma noção de somente para leitura de alto nível, que não impede todas as escritas em disco.</text:p>
      <text:p text:style-name="P11"><text:bookmark text:name="AEN55074"/>Observações</text:p>
      <text:p text:style-name="Text_20_body">Se for executado o comando SET TRANSACTION sem ser executado antes o comando START TRANSACTION ou BEGIN, parecerá que não produziu nenhum efeito, uma vez que a transação termina imediatamente.</text:p>
      <text:p text:style-name="Text_20_body">É possível não utilizar o comando SET TRANSACTION, especificando o modo_da_transação desejado no comando BEGIN ou no comando START TRANSACTION.</text:p>
      <text:p text:style-name="Text_20_body">Os modos de transação padrão da sessão também podem ser definidos através dos parâmetros de configuração <text:a xlink:type="simple" xlink:href="http://pgdocptbr.sourceforge.net/pg80/runtime-config.html#GUC-DEFAULT-TRANSACTION-ISOLATION" text:style-name="Internet_20_link" text:visited-style-name="Visited_20_Internet_20_Link">default_transaction_isolation</text:a> e <text:a xlink:type="simple" xlink:href="http://pgdocptbr.sourceforge.net/pg80/runtime-config.html#GUC-DEFAULT-TRANSACTION-READ-ONLY" text:style-name="Internet_20_link" text:visited-style-name="Visited_20_Internet_20_Link">default_transaction_read_only</text:a> (De fato, SET SESSION CHARACTERISTICS é apenas uma forma verbosa equivalente a definir estas variáveis <text:soft-page-break/>através do comando SET). Isto significa que os valores padrão podem ser definidos no arquivo de configuração, via ALTER DATABASE, etc. Para obter informações adicionais deve ser consultada a <text:a xlink:type="simple" xlink:href="http://pgdocptbr.sourceforge.net/pg80/runtime-config.html" text:style-name="Internet_20_link" text:visited-style-name="Visited_20_Internet_20_Link">Seção 16.4</text:a> .</text:p>
      <text:p text:style-name="P11"/>
      <text:p text:style-name="P11"/>
      <text:p text:style-name="P11"><text:bookmark text:name="R1-SQL-SET-TRANSACTION-3"/>Compatibilidade</text:p>
      <text:p text:style-name="Text_20_body">Os dois comandos estão definidos no padrão <text:span text:style-name="ACRONYM">SQL</text:span>. No padrão <text:span text:style-name="ACRONYM">SQL</text:span> SERIALIZABLE é o nível de isolamento padrão da transação; no PostgreSQL normalmente o padrão é READ COMMITTED, mas pode ser mudado conforme mencionado acima. Devido à falta de bloqueio de predicado, o nível SERIALIZABLE não é verdadeiramente serializável. Para obter mais informações deve ser consultada a <text:a xlink:type="simple" xlink:href="http://pgdocptbr.sourceforge.net/pg80/mvcc.html" text:style-name="Internet_20_link" text:visited-style-name="Visited_20_Internet_20_Link">Capítulo 12</text:a>.</text:p>
      <text:p text:style-name="Text_20_body">No padrão <text:span text:style-name="ACRONYM">SQL</text:span> existe uma outra característica de transação que pode ser definida por estes comandos: o tamanho da área de diagnósticos. Este conceito é específico da linguagem <text:span text:style-name="ACRONYM">SQL</text:span> incorporada e, portanto, não é implementado no servidor PostgreSQL.</text:p>
      <text:p text:style-name="Text_20_body">O padrão <text:span text:style-name="ACRONYM">SQL</text:span> requer a presença de vírgulas entre os modo_da_transação sucessivos, mas por razões históricas o PostgreSQL permite que estas vírgulas sejam omitidas.</text:p>
      <text:p text:style-name="P11">Notas</text:p>
      <table:table table:name="Tabela1" table:style-name="Tabela1">
        <table:table-column table:style-name="Tabela1.A"/>
        <table:table-column table:style-name="Tabela1.B"/>
        <table:table-row>
          <table:table-cell table:style-name="Tabela1.A1" office:value-type="string">
            <text:p text:style-name="P10"><text:a xlink:type="simple" xlink:href="http://pgdocptbr.sourceforge.net/pg80/sql-set-transaction.html#AEN54978" office:name="FTN.AEN54978" text:style-name="Internet_20_link" text:visited-style-name="Visited_20_Internet_20_Link">[1]</text:a> </text:p>
          </table:table-cell>
          <table:table-cell table:style-name="Tabela1.A1" office:value-type="string">
            <text:p text:style-name="P9">Oracle — O comando SET TRANSACTION é utilizado para estabelecer a transação corrente como apenas de leitura ou de leitura e escrita, estabelecer o <text:span text:style-name="T3">nível de isolamento</text:span>, ou atribuir a sessão para um segmento de <text:span text:style-name="T3">rollback</text:span> especificado. As operações realizadas pelo comando SET TRANSACTION afetam apenas a transação corrente, não afetando outros usuários ou outras transações. A transação termina quando é executado o comando COMMIT ou o comando ROLLBACK. O banco de dados Oracle efetiva implicitamente a transação antes e após a execução de um comando da linguagem de definição de dados (<text:span text:style-name="ACRONYM">DDL</text:span>). A cláusula ISOLATION LEVEL especifica como as transações que contêm modificações no banco de dados são tratadas. A definição SERIALIZALE especifica o modo de isolamento da transação como serializável, conforme definido no padrão SQL92. Se a transação serializável contiver comando da linguagem de manipulação de dados (<text:span text:style-name="ACRONYM">DML</text:span>) que tenta atualizar qualquer recurso que possa ter sido atualizado por uma transação não efetivada no início da transação serializável, então o comando da <text:span text:style-name="ACRONYM">DML</text:span> falhará. A definição READ COMMITTED é o comportamento padrão de transação do banco de dados Oracle. Se a transação contiver comandos da <text:span text:style-name="ACRONYM">DML</text:span> requerendo bloqueios de linha mantidos por outras transações, então o comando da <text:span text:style-name="ACRONYM">DML</text:span> aguardará até os bloqueios de linha serem liberados. <text:a xlink:type="simple" xlink:href="http://download-east.oracle.com/docs/cd/B14117_01/server.101/b10759/statements_10005.htm" office:target-frame-name="_top" xlink:show="replace" text:style-name="Internet_20_link" text:visited-style-name="Visited_20_Internet_20_Link">Oracle® Database SQL Reference 10g Release 1 (10.1) Part Number B10759-01</text:a> (N. do T.)</text:p>
          </table:table-cell>
        </table:table-row>
        <table:table-row>
          <table:table-cell table:style-name="Tabela1.A1" office:value-type="string">
            <text:p text:style-name="P10"><text:a xlink:type="simple" xlink:href="http://pgdocptbr.sourceforge.net/pg80/sql-set-transaction.html#AEN54999" office:name="FTN.AEN54999" text:style-name="Internet_20_link" text:visited-style-name="Visited_20_Internet_20_Link">[2]</text:a> </text:p>
          </table:table-cell>
          <table:table-cell table:style-name="Tabela1.A1" office:value-type="string">
            <text:p text:style-name="P9">SQL Server — O comando SET TRANSACTION ISOLATION LEVEL controla o comportamento de bloqueio e versão da linha dos comandos Transact-SQL emitidos por uma conexão com o SQL Server. Os níveis de isolamento são: READ UNCOMMITTED, READ COMMITTED, REPEATABLE READ, SNAPSHOT e SERIALIZABLE. <text:a xlink:type="simple" xlink:href="http://msdn2.microsoft.com/en-us/library/ms173763.aspx" office:target-frame-name="_top" xlink:show="replace" text:style-name="Internet_20_link" text:visited-style-name="Visited_20_Internet_20_Link">SQL Server 2005 </text:a><text:a xlink:type="simple" xlink:href="http://msdn2.microsoft.com/en-us/library/ms173763.aspx" office:target-frame-name="_top" xlink:show="replace" text:style-name="Internet_20_link" text:visited-style-name="Visited_20_Internet_20_Link">Books Online — SET TRANSACTION ISOLATION LEVEL (Transact-SQL)</text:a> (N. do T.)</text:p>
          </table:table-cell>
        </table:table-row>
        <table:table-row>
          <table:table-cell table:style-name="Tabela1.A1" office:value-type="string">
            <text:p text:style-name="P10"><text:a xlink:type="simple" xlink:href="http://pgdocptbr.sourceforge.net/pg80/sql-set-transaction.html#AEN55011" office:name="FTN.AEN55011" text:style-name="Internet_20_link" text:visited-style-name="Visited_20_Internet_20_Link">[3]</text:a> </text:p>
          </table:table-cell>
          <table:table-cell table:style-name="Tabela1.A1" office:value-type="string">
            <text:p text:style-name="P9">DB2 — O comando SET CURRENT ISOLATION atribui um valor ao registrador especial CURRENT ISOLATION. Este comando não está sob controle da transação. <text:a xlink:type="simple" xlink:href="http://publib.boulder.ibm.com/infocenter/db2luw/v9/topic/com.ibm.db2.udb.admin.doc/doc/r0010944.htm" office:target-frame-name="_top" xlink:show="replace" text:style-name="Internet_20_link" text:visited-style-name="Visited_20_Internet_20_Link">DB2 Version 9 </text:a><text:soft-page-break/><text:a xlink:type="simple" xlink:href="http://publib.boulder.ibm.com/infocenter/db2luw/v9/topic/com.ibm.db2.udb.admin.doc/doc/r0010944.htm" office:target-frame-name="_top" xlink:show="replace" text:style-name="Internet_20_link" text:visited-style-name="Visited_20_Internet_20_Link">for Linux, UNIX, and Windows</text:a> (N. do T.)</text:p>
          </table:table-cell>
        </table:table-row>
        <table:table-row>
          <table:table-cell table:style-name="Tabela1.A1" office:value-type="string">
            <text:p text:style-name="P10"><text:a xlink:type="simple" xlink:href="http://pgdocptbr.sourceforge.net/pg80/sql-set-transaction.html#AEN55017" office:name="FTN.AEN55017" text:style-name="Internet_20_link" text:visited-style-name="Visited_20_Internet_20_Link">[4]</text:a> </text:p>
          </table:table-cell>
          <table:table-cell table:style-name="Tabela1.A1" office:value-type="string">
            <text:p text:style-name="P9">DB2 — O comando CHANGE ISOLATION LEVEL muda a maneira do DB2 isolar os dados de outros processos enquanto o banco de dados está sendo acessado. Os níveis de isolamento são: CS (cursor stability); NC (no commit). Não suportado pelo DB2; RR (repeatable read); RS (read stability); UR (uncommitted read). <text:a xlink:type="simple" xlink:href="http://publib.boulder.ibm.com/infocenter/db2luw/v9/topic/com.ibm.db2.udb.admin.doc/doc/r0001946.htm" office:target-frame-name="_top" xlink:show="replace" text:style-name="Internet_20_link" text:visited-style-name="Visited_20_Internet_20_Link">DB2 Version 9 for Linux, UNIX, and Windows</text:a> (N. do T.)</text:p>
          </table:table-cell>
        </table:table-row>
      </table:table>
      <text:p text:style-name="P4"><text:span text:style-name="Strong_20_Emphasis"><text:span text:style-name="T1"/></text:span></text:p>
      <text:p text:style-name="P4"><text:span text:style-name="Strong_20_Emphasis"><text:span text:style-name="T7">2) Entendendo os Níveis de isolamento</text:span></text:span></text:p>
      <text:p text:style-name="P11"><text:bookmark text:name="TRANSACTION-ISO"/>Isolamento da transação</text:p>
      <text:p text:style-name="Text_20_body"><text:bookmark text:name="AEN18723"/>O padrão <text:span text:style-name="ACRONYM">SQL</text:span> define quatro níveis de isolamento de transação em termos de três fenômenos que devem ser evitados entre transações simultâneas. Os fenômenos não desejados são:</text:p>
      <text:p text:style-name="P7"><text:span text:style-name="T3">dirty read</text:span> (leitura suja) <text:bookmark text:name="AEN18731"/></text:p>
      <text:p text:style-name="P6">A transação lê dados escritos por uma transação simultânea não efetivada (<text:span text:style-name="T3">uncommitted</text:span>). <text:a xlink:type="simple" xlink:href="http://pgdocptbr.sourceforge.net/pg80/transaction-iso.html#FTN.AEN18736" office:name="AEN18736" text:style-name="Internet_20_link" text:visited-style-name="Visited_20_Internet_20_Link">[1]</text:a></text:p>
      <text:p text:style-name="P7"><text:span text:style-name="T3">nonrepeatable read</text:span> (leitura que não pode ser repetida) <text:bookmark text:name="AEN18744"/></text:p>
      <text:p text:style-name="P6">A transação lê novamente dados lidos anteriormente, e descobre que os dados foram alterados por outra transação (que os efetivou após ter sido feita a leitura anterior). <text:a xlink:type="simple" xlink:href="http://pgdocptbr.sourceforge.net/pg80/transaction-iso.html#FTN.AEN18748" office:name="AEN18748" text:style-name="Internet_20_link" text:visited-style-name="Visited_20_Internet_20_Link">[2]</text:a></text:p>
      <text:p text:style-name="P7"><text:span text:style-name="T3">phantom read</text:span> (leitura fantasma) <text:bookmark text:name="AEN18755"/></text:p>
      <text:p text:style-name="P6">A transação executa uma segunda vez uma consulta que retorna um conjunto de linhas que satisfazem uma determinada condição de procura, e descobre que o conjunto de linhas que satisfazem a condição é diferente por causa de uma outra transação efetivada recentemente. <text:a xlink:type="simple" xlink:href="http://pgdocptbr.sourceforge.net/pg80/transaction-iso.html#FTN.AEN18759" office:name="AEN18759" text:style-name="Internet_20_link" text:visited-style-name="Visited_20_Internet_20_Link">[3]</text:a></text:p>
      <text:p text:style-name="Text_20_body"><text:bookmark text:name="AEN18763"/>Os quatro níveis de isolamento de transação, e seus comportamentos correspondentes, estão descritos na <text:a xlink:type="simple" xlink:href="http://pgdocptbr.sourceforge.net/pg80/transaction-iso.html#MVCC-ISOLEVEL-TABLE" text:style-name="Internet_20_link" text:visited-style-name="Visited_20_Internet_20_Link">Tabela 12-1</text:a>.</text:p>
      <text:p text:style-name="P5"><text:bookmark text:name="MVCC-ISOLEVEL-TABLE"/>Tabela 12-1. Níveis de isolamento da transação no <text:span text:style-name="T3">SQL</text:span></text:p>
      <table:table table:name="Tabela2" table:style-name="Tabela2">
        <table:table-column table:style-name="Tabela2.A"/>
        <table:table-column table:style-name="Tabela2.B"/>
        <table:table-column table:style-name="Tabela2.C"/>
        <table:table-column table:style-name="Tabela2.D"/>
        <table:table-header-rows>
          <table:table-row>
            <table:table-cell table:style-name="Tabela2.A1" office:value-type="string">
              <text:p text:style-name="Table_20_Heading">Nível de isolamento</text:p>
            </table:table-cell>
            <table:table-cell table:style-name="Tabela2.A1" office:value-type="string">
              <text:p text:style-name="Table_20_Heading">Dirty Read</text:p>
            </table:table-cell>
            <table:table-cell table:style-name="Tabela2.A1" office:value-type="string">
              <text:p text:style-name="Table_20_Heading">Nonrepeatable Read</text:p>
            </table:table-cell>
            <table:table-cell table:style-name="Tabela2.D1" office:value-type="string">
              <text:p text:style-name="Table_20_Heading">Phantom Read</text:p>
            </table:table-cell>
          </table:table-row>
        </table:table-header-rows>
        <table:table-row>
          <table:table-cell table:style-name="Tabela2.A2" office:value-type="string">
            <text:p text:style-name="Table_20_Contents">Read uncommitted</text:p>
          </table:table-cell>
          <table:table-cell table:style-name="Tabela2.A2" office:value-type="string">
            <text:p text:style-name="Table_20_Contents">Possível</text:p>
          </table:table-cell>
          <table:table-cell table:style-name="Tabela2.A2" office:value-type="string">
            <text:p text:style-name="Table_20_Contents">Possível</text:p>
          </table:table-cell>
          <table:table-cell table:style-name="Tabela2.D2" office:value-type="string">
            <text:p text:style-name="Table_20_Contents">Possível</text:p>
          </table:table-cell>
        </table:table-row>
        <table:table-row>
          <table:table-cell table:style-name="Tabela2.A2" office:value-type="string">
            <text:p text:style-name="Table_20_Contents">Read committed</text:p>
          </table:table-cell>
          <table:table-cell table:style-name="Tabela2.A2" office:value-type="string">
            <text:p text:style-name="Table_20_Contents">Impossível</text:p>
          </table:table-cell>
          <table:table-cell table:style-name="Tabela2.A2" office:value-type="string">
            <text:p text:style-name="Table_20_Contents">Possível</text:p>
          </table:table-cell>
          <table:table-cell table:style-name="Tabela2.D2" office:value-type="string">
            <text:p text:style-name="Table_20_Contents">Possível</text:p>
          </table:table-cell>
        </table:table-row>
        <table:table-row>
          <table:table-cell table:style-name="Tabela2.A2" office:value-type="string">
            <text:p text:style-name="Table_20_Contents">Repeatable read</text:p>
          </table:table-cell>
          <table:table-cell table:style-name="Tabela2.A2" office:value-type="string">
            <text:p text:style-name="Table_20_Contents">Impossível</text:p>
          </table:table-cell>
          <table:table-cell table:style-name="Tabela2.A2" office:value-type="string">
            <text:p text:style-name="Table_20_Contents">Impossível</text:p>
          </table:table-cell>
          <table:table-cell table:style-name="Tabela2.D2" office:value-type="string">
            <text:p text:style-name="Table_20_Contents">Possível</text:p>
          </table:table-cell>
        </table:table-row>
        <table:table-row>
          <table:table-cell table:style-name="Tabela2.A2" office:value-type="string">
            <text:p text:style-name="Table_20_Contents">Serializable</text:p>
          </table:table-cell>
          <table:table-cell table:style-name="Tabela2.A2" office:value-type="string">
            <text:p text:style-name="Table_20_Contents">Impossível</text:p>
          </table:table-cell>
          <table:table-cell table:style-name="Tabela2.A2" office:value-type="string">
            <text:p text:style-name="Table_20_Contents">Impossível</text:p>
          </table:table-cell>
          <table:table-cell table:style-name="Tabela2.D2" office:value-type="string">
            <text:p text:style-name="Table_20_Contents">Impossível</text:p>
          </table:table-cell>
        </table:table-row>
      </table:table>
      <text:p text:style-name="Text_20_body">No PostgreSQL pode ser requisitado qualquer um dos quatros níveis de isolamento padrão. Porém, internamente só existem dois níveis de isolamento distintos, correspondendo aos níveis de isolamento <text:span text:style-name="T3">Read Committed</text:span> e <text:span text:style-name="T3">Serializable</text:span>. Quando é selecionado o nível de isolamento <text:span text:style-name="T3">Read Committed</text:span> realmente obtém-se <text:span text:style-name="T3">Read Committed</text:span>, mas quando é selecionado <text:span text:style-name="T3">Repeatable Read</text:span> na <text:soft-page-break/>realidade é obtido <text:span text:style-name="T3">Serializable</text:span>. Portanto, o nível de isolamento real pode ser mais estrito do que o selecionado. Isto é permitido pelo padrão SQL: os quatro níveis de isolamento somente definem quais fenômenos não podem acontecer, não definem quais fenômenos devem acontecer. O motivo pelo qual o PostgreSQL só disponibiliza dois níveis de isolamento, é porque esta é a única forma de mapear os níveis de isolamento padrão na arquitetura de controle de simultaneidade multiversão que faz sentido. O comportamento dos níveis de isolamento disponíveis estão detalhados nas próximas subseções.</text:p>
      <text:p text:style-name="Text_20_body">É utilizado o comando <text:a xlink:type="simple" xlink:href="http://pgdocptbr.sourceforge.net/pg80/sql-set-transaction.html" text:style-name="Internet_20_link" text:visited-style-name="Visited_20_Internet_20_Link">SET TRANSACTION</text:a> para definir o nível de isolamento da transação.</text:p>
      <text:p text:style-name="P11"/>
      <text:p text:style-name="P11">2.1. Nível de isolamento Read Committed</text:p>
      <text:p text:style-name="Text_20_body"><text:bookmark text:name="AEN18810"/>O <text:span text:style-name="T3">Read Committed</text:span> (lê efetivado) é o nível de isolamento padrão do PostgreSQL. Quando uma transação processa sob este nível de isolamento, o comando SELECT enxerga apenas os dados efetivados antes da consulta começar; nunca enxerga dados não efetivados, ou as alterações efetivadas pelas transações simultâneas durante a execução da consulta (Entretanto, o SELECT enxerga os efeitos das atualizações anteriores executadas dentro da sua própria transação, mesmo que ainda não tenham sido efetivadas). Na verdade, o comando SELECT enxerga um instantâneo do banco de dados, como este era no instante em que a consulta começou a executar. Deve ser observado que dois comandos SELECT sucessivos podem enxergar dados diferentes, mesmo estando dentro da mesma transação, se outras transações efetivarem alterações durante a execução do primeiro comando SELECT.</text:p>
      <text:p text:style-name="Text_20_body">Os comandos UPDATE, DELETE e SELECT FOR UPDATE se comportam do mesmo modo que o SELECT para encontrar as linhas de destino: somente encontram linhas de destino efetivadas até o momento do início do comando. Entretanto, no momento em que foi encontrada alguma linha de destino pode ter sido atualizada (ou excluída ou marcada para atualização) por outra transação simultânea. Neste caso, a transação que pretende atualizar fica aguardando a transação de atualização que começou primeiro efetivar ou desfazer (se ainda estiver executando). Se a transação de atualização que começou primeiro desfizer as atualizações, então seus efeitos são negados e a segunda transação de atualização pode prosseguir com a atualização da linha original encontrada. Se a transação de atualização que começou primeiro efetivar as atualizações, a segunda transação de atualização ignora a linha caso tenha sido excluída pela primeira transação de atualização, senão tenta aplicar sua operação na versão atualizada da linha. A condição de procura do comando (a cláusula WHERE) é avaliada novamente para verificar se a versão atualizada da linha ainda corresponde à condição de procura. Se corresponder, a segunda transação de atualização prossegue sua operação começando a partir da versão atualizada da linha.</text:p>
      <text:p text:style-name="Text_20_body">Devido à regra acima, é possível um comando de atualização enxergar um instantâneo inconsistente: pode enxergar os efeitos dos comandos simultâneos de atualização que afetam as mesmas linhas que está tentando atualizar, mas não enxerga os efeitos destes comandos de atualização nas outras linhas do banco de dados. Este comportamento torna o <text:span text:style-name="T3">Read Committed</text:span> inadequado para os comandos envolvendo condições de procura complexas. Entretanto, é apropriado para casos mais simples. Por exemplo, considere a atualização do saldo bancário pela transação mostrada abaixo:</text:p>
      <text:p text:style-name="Preformatted_20_Text"><text:span text:style-name="User_20_Entry">BEGIN;</text:span></text:p>
      <text:p text:style-name="Preformatted_20_Text"><text:span text:style-name="User_20_Entry">UPDATE conta SET saldo = saldo + 100.00 WHERE num_conta = 12345;</text:span></text:p>
      <text:p text:style-name="Preformatted_20_Text"><text:span text:style-name="User_20_Entry">UPDATE conta SET saldo = saldo - 100.00 WHERE num_conta = 7534;</text:span></text:p>
      <text:p text:style-name="P8"><text:soft-page-break/><text:span text:style-name="User_20_Entry">COMMIT;</text:span></text:p>
      <text:p text:style-name="Text_20_body">Se duas transações deste tipo tentarem mudar ao mesmo tempo o saldo da conta 12345, é claro que desejamos que a segunda transação comece a partir da versão atualizada da linha da conta. Como cada comando afeta apenas uma linha predeterminada, permitir enxergar a versão atualizada da linha não cria nenhum problema de inconsistência.</text:p>
      <text:p text:style-name="Text_20_body">Como no modo <text:span text:style-name="T3">Read Committed</text:span> cada novo comando começa com um novo instantâneo incluindo todas as transações efetivadas até este instante, de qualquer modo os próximos comandos na mesma transação vão enxergar os efeitos das transações simultâneas efetivadas. O ponto em questão é se, dentro de um <text:span text:style-name="T3">único</text:span> comando, é enxergada uma visão totalmente consistente do banco de dados.</text:p>
      <text:p text:style-name="Text_20_body">O isolamento parcial da transação fornecido pelo modo <text:span text:style-name="T3">Read Committed</text:span> é adequado para muitos aplicativos, e este modo é rápido e fácil de ser utilizado. Entretanto, para aplicativos que efetuam consultas e atualizações complexas, pode ser necessário garantir uma visão do banco de dados com consistência mais rigorosa que a fornecida pelo modo <text:span text:style-name="T3">Read Committed</text:span>.</text:p>
      <text:p text:style-name="P11"/>
      <text:p text:style-name="P11">2.2. Nível de isolamento serializável</text:p>
      <text:p text:style-name="Text_20_body"><text:bookmark text:name="AEN18839"/>O nível <text:span text:style-name="T3">Serializable</text:span> fornece o isolamento de transação mais rigoroso. Este nível emula a execução serial das transações, como se todas as transações fossem executadas uma após a outra, em série, em vez de simultaneamente. Entretanto, os aplicativos que utilizam este nível de isolamento devem estar preparados para tentar executar novamente as transações, devido a falhas de serialização.</text:p>
      <text:p text:style-name="Text_20_body">Quando uma transação está no nível serializável, o comando SELECT enxerga apenas os dados efetivados antes da transação começar; nunca enxerga dados não efetivados ou alterações efetivadas durante a execução da transação por transações simultâneas (Entretanto, o comando SELECT enxerga os efeitos das atualizações anteriores executadas dentro da sua própria transação, mesmo que ainda não tenham sido efetivadas). É diferente do <text:span text:style-name="T3">Read Committed</text:span>, porque o comando SELECT enxerga um instantâneo do momento de início da transação, e não do momento de início do comando corrente dentro da transação. Portanto, comandos SELECT sucessivos dentro de uma mesma transação sempre enxergam os mesmos dados.</text:p>
      <text:p text:style-name="Text_20_body">Os comandos UPDATE, DELETE e SELECT FOR UPDATE se comportam do mesmo modo que o comando SELECT para encontrar as linhas de destino: somente encontram linhas de destino efetivadas até o momento do início da transação. Entretanto, alguma linha de destino pode ter sido atualizada (ou excluída ou marcada para atualização) por outra transação simultânea no momento em que foi encontrada. Neste caso, a transação serializável aguarda a transação de atualização que começou primeiro efetivar ou desfazer as alterações (se ainda estiver executando). Se a transação que começou primeiro desfizer as alterações, então seus efeitos são negados e a transação serializável pode prosseguir com a atualização da linha original encontrada. Porém, se a transação que começou primeiro efetivar (e realmente atualizar ou excluir a linha, e não apenas selecionar para atualização), então a transação serializável é desfeita com a mensagem</text:p>
      <text:p text:style-name="P8">ERRO: <text:s/>não foi possível serializar o acesso devido a atualização simultânea</text:p>
      <text:p text:style-name="Text_20_body">porque uma transação serializável não pode alterar linhas alteradas por outra transação após a transação serializável ter começado.</text:p>
      <text:p text:style-name="Text_20_body"/>
      <text:p text:style-name="P12">Quando o aplicativo receber esta mensagem de erro deverá interromper a transação corrente, e tentar executar novamente toda a transação a partir do início. Da segunda vez em diante, a transação passa a enxergar a alteração efetivada anteriormente como parte da sua visão inicial do banco de dados e, portanto, não existirá conflito lógico em usar a nova versão da linha como ponto de partida para atualização na nova transação.</text:p>
      <text:p text:style-name="Text_20_body">Deve ser observado que somente as transações que fazem atualizações podem precisar de novas tentativas; as transações somente para leitura nunca estão sujeitas a conflito de serialização.</text:p>
      <text:p text:style-name="Text_20_body">O modo serializável fornece uma garantia rigorosa que cada transação enxerga apenas visões totalmente consistentes do banco de dados. Entretanto, o aplicativo deve estar preparado para executar novamente a transação quando atualizações simultâneas tornarem impossível sustentar a ilusão de uma execução serial. Como o custo de refazer transações complexas pode ser significativo, este modo é recomendado somente quando as transações efetuando atualizações contêm lógica suficientemente complexa a ponto de produzir respostas erradas no modo <text:span text:style-name="T3">Read Committed</text:span>. Habitualmente, o modo serializável é necessário quando a transação executa vários comandos sucessivos que necessitam enxergar visões idênticas do banco de dados.</text:p>
      <text:h text:style-name="Heading_20_3" text:outline-level="3" text:is-list-header="true">2.2.1. Isolamento serializável versus verdadeira serialidade</text:h>
      <text:p text:style-name="Text_20_body"><text:bookmark text:name="AEN18864"/><text:bookmark text:name="AEN18862"/>O significado intuitivo (e a definição matemática) de execução "serializável" é que quaisquer duas transações simultâneas efetivadas com sucesso parecem ter sido executadas de forma rigorosamente serial, uma após a outra — embora qual das duas parece ter ocorrido primeiro não pode ser previsto antecipadamente. É importante ter em mente que proibir os comportamentos indesejáveis listados na <text:a xlink:type="simple" xlink:href="http://pgdocptbr.sourceforge.net/pg80/transaction-iso.html#MVCC-ISOLEVEL-TABLE" text:style-name="Internet_20_link" text:visited-style-name="Visited_20_Internet_20_Link">Tabela 12-1</text:a> não é suficiente para garantir a verdadeira serialidade e, de fato, o modo serializável do PostgreSQL <text:span text:style-name="T3">não garante a execução serializável neste sentido</text:span>. Como exemplo será considerada a tabela minha_tabela contendo inicialmente</text:p>
      <text:p text:style-name="Preformatted_20_Text"><text:span text:style-name="Example"><text:s/>classe | valor</text:span></text:p>
      <text:p text:style-name="Preformatted_20_Text"><text:span text:style-name="Example">--------+-------</text:span></text:p>
      <text:p text:style-name="Preformatted_20_Text"><text:span text:style-name="Example"><text:s text:c="6"/>1 | <text:s text:c="3"/>10</text:span></text:p>
      <text:p text:style-name="Preformatted_20_Text"><text:span text:style-name="Example"><text:s text:c="6"/>1 | <text:s text:c="3"/>20</text:span></text:p>
      <text:p text:style-name="Preformatted_20_Text"><text:span text:style-name="Example"><text:s text:c="6"/>2 | <text:s text:c="2"/>100</text:span></text:p>
      <text:p text:style-name="P8"><text:span text:style-name="Example"><text:s text:c="6"/>2 | <text:s text:c="2"/>200</text:span></text:p>
      <text:p text:style-name="Text_20_body">Suponha que a transação serializável A calcula</text:p>
      <text:p text:style-name="P8">SELECT SUM(valor) FROM minha_tabela WHERE classe = 1;</text:p>
      <text:p text:style-name="Text_20_body">e insira o resultado (30) como valor em uma nova linha com classe = 2. Simultaneamente a transação serializável B calcula</text:p>
      <text:p text:style-name="P8">SELECT SUM(valor) FROM minha_tabela WHERE classe = 2;</text:p>
      <text:p text:style-name="Text_20_body">e obtém o resultado 300, que é inserido em uma nova linha com classe = 1. Em seguida as duas transações efetivam. Nenhum dos comportamentos não desejados ocorreu, ainda assim foi obtido um resultado que não poderia ter ocorrido serialmente em qualquer ordem. Se A tivesse executado antes de B, então B teria calculado a soma como 330, e não 300, e de maneira semelhante a outra ordem teria produzido uma soma diferente na transação A.</text:p>
      <text:p text:style-name="Text_20_body"/>
      <text:p text:style-name="P12">Para garantir serialidade matemática verdadeira, é necessário que o sistema de banco de dados imponha o <text:span text:style-name="T3">bloqueio de predicado</text:span>, significando que a transação não pode inserir ou alterar uma linha que corresponde à condição WHERE de um comando de outra transação simultânea. Por exemplo, uma vez que a transação A tenha executado o comando SELECT ... WHERE class = 1, o sistema de bloqueio de predicado proibiria a transação B inserir qualquer linha com classe igual a 1 até que A fosse efetivada. <text:a xlink:type="simple" xlink:href="http://pgdocptbr.sourceforge.net/pg80/transaction-iso.html#FTN.AEN18883" office:name="AEN18883" text:style-name="Internet_20_link" text:visited-style-name="Visited_20_Internet_20_Link">[4]</text:a> Um sistema de bloqueio deste tipo é de implementação complexa e de execução extremamente dispendiosa, uma vez que todas as sessões devem estar cientes dos detalhes de todos os comandos executados por todas as transações simultâneas. E este grande gasto em sua maior parte seria desperdiçado, porque na prática a maioria dos aplicativos não fazem coisas do tipo que podem ocasionar problemas (Certamente o exemplo acima é bastante irreal, dificilmente representando um programa de verdade). Portanto, o PostgreSQL não implementa o bloqueio de predicado, e tanto quanto saibamos nenhum outro SGBD de produção o faz.</text:p>
      <text:p text:style-name="Text_20_body">Nos casos em que a possibilidade de execução não serial representa um perigo real, os problemas podem ser evitados através da utilização apropriada de bloqueios explícitos. São mostrados mais detalhes nas próximas seções.</text:p>
      <text:h text:style-name="Heading_20_3" text:outline-level="3">Notas</text:h>
      <table:table table:name="Tabela3" table:style-name="Tabela3">
        <table:table-column table:style-name="Tabela3.A"/>
        <table:table-column table:style-name="Tabela3.B"/>
        <table:table-row>
          <table:table-cell table:style-name="Tabela3.A1" office:value-type="string">
            <text:p text:style-name="P10"><text:a xlink:type="simple" xlink:href="http://pgdocptbr.sourceforge.net/pg80/transaction-iso.html#AEN18736" office:name="FTN.AEN18736" text:style-name="Internet_20_link" text:visited-style-name="Visited_20_Internet_20_Link">[1]</text:a> </text:p>
          </table:table-cell>
          <table:table-cell table:style-name="Tabela3.A1" office:value-type="string">
            <text:p text:style-name="P9"><text:span text:style-name="T3">dirty read</text:span> — A transação SQL T1 altera uma linha. Em seguida a transação SQL T2 lê esta linha antes de T1 executar o comando COMMIT. Se depois T1 executar o comando ROLLBACK, T2 terá lido uma linha que nunca foi efetivada e que, portanto, pode ser considerada como nunca tendo existido. (ISO-ANSI Working Draft) Foundation (SQL/Foundation), August 2003, ISO/IEC JTC 1/SC 32, 25-jul-2003, ISO/IEC 9075-2:2003 (E) (N. do T.)</text:p>
          </table:table-cell>
        </table:table-row>
        <table:table-row>
          <table:table-cell table:style-name="Tabela3.A1" office:value-type="string">
            <text:p text:style-name="P10"><text:a xlink:type="simple" xlink:href="http://pgdocptbr.sourceforge.net/pg80/transaction-iso.html#AEN18748" office:name="FTN.AEN18748" text:style-name="Internet_20_link" text:visited-style-name="Visited_20_Internet_20_Link">[2]</text:a> </text:p>
          </table:table-cell>
          <table:table-cell table:style-name="Tabela3.A1" office:value-type="string">
            <text:p text:style-name="P9"><text:span text:style-name="T3">nonrepeatable read</text:span> — A transação SQL T1 lê uma linha. Em seguida a transação SQL T2 altera ou exclui esta linha e executa o comando COMMIT. Se T1 tentar ler esta linha novamente, pode receber o valor alterado ou descobrir que a linha foi excluída. (ISO-ANSI Working Draft) Foundation (SQL/Foundation), August 2003, ISO/IEC JTC 1/SC 32, 25-jul-2003, ISO/IEC 9075-2:2003 (E) (N. do T.)</text:p>
          </table:table-cell>
        </table:table-row>
        <table:table-row>
          <table:table-cell table:style-name="Tabela3.A1" office:value-type="string">
            <text:p text:style-name="P10"><text:a xlink:type="simple" xlink:href="http://pgdocptbr.sourceforge.net/pg80/transaction-iso.html#AEN18759" office:name="FTN.AEN18759" text:style-name="Internet_20_link" text:visited-style-name="Visited_20_Internet_20_Link">[3]</text:a> </text:p>
          </table:table-cell>
          <table:table-cell table:style-name="Tabela3.A1" office:value-type="string">
            <text:p text:style-name="P9"><text:span text:style-name="T3">phantom read</text:span> — A transação SQL T1 lê um conjunto de linhas N que satisfazem a uma condição de procura. Em seguida a transação SQL T2 executa comandos SQL que geram uma ou mais linhas que satisfazem a condição de procura usada pela transação T1. Se depois a transação SQL T1 repetir a leitura inicial com a mesma condição de procura, será obtida uma coleção diferente de linhas. (ISO-ANSI Working Draft) Foundation (SQL/Foundation), August 2003, ISO/IEC JTC 1/SC 32, 25-jul-2003, ISO/IEC 9075-2:2003 (E) (N. do T.)</text:p>
          </table:table-cell>
        </table:table-row>
        <table:table-row>
          <table:table-cell table:style-name="Tabela3.A1" office:value-type="string">
            <text:p text:style-name="P10"><text:a xlink:type="simple" xlink:href="http://pgdocptbr.sourceforge.net/pg80/transaction-iso.html#AEN18883" office:name="FTN.AEN18883" text:style-name="Internet_20_link" text:visited-style-name="Visited_20_Internet_20_Link">[4]</text:a> </text:p>
          </table:table-cell>
          <table:table-cell table:style-name="Tabela3.A1" office:value-type="string">
            <text:p text:style-name="P9">Em essência, o sistema de bloqueio de predicado evita leituras fantasmas restringindo o que é escrito, enquanto o MVCC evita restringindo o que é lido.</text:p>
          </table:table-cell>
        </table:table-row>
      </table:table>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7"/></text:span></text:p>
      <text:p text:style-name="P4"><text:soft-page-break/><text:span text:style-name="Strong_20_Emphasis"><text:span text:style-name="T7">3) Usando Savepoints para controlar etapas das transações</text:span></text:span></text:p>
      <text:p text:style-name="P11"/>
      <text:p text:style-name="P11">SAVEPOINT</text:p>
      <text:p text:style-name="P11"/>
      <text:p text:style-name="P11"><text:bookmark text:name="AEN53691"/>Nome</text:p>
      <text:p text:style-name="Text_20_body">SAVEPOINT -- define um novo ponto de salvamento na transação corrente</text:p>
      <text:p text:style-name="P11"><text:bookmark text:name="AEN53699"/><text:bookmark text:name="AEN53696"/><text:bookmark text:name="AEN53694"/>Sinopse</text:p>
      <text:p text:style-name="P8">SAVEPOINT nome_do_ponto_de_salvamento</text:p>
      <text:p text:style-name="P11"><text:bookmark text:name="AEN53702"/>Descrição</text:p>
      <text:p text:style-name="Text_20_body">O comando SAVEPOINT estabelece um novo ponto de salvamento na transação corrente.</text:p>
      <text:p text:style-name="Text_20_body">O ponto de salvamento é uma marca especial dentro da transação que permite desfazer todos os comandos executados após o seu estabelecimento, restaurando o estado da transação ao que era quando o ponto de salvamento foi estabelecido. <text:a xlink:type="simple" xlink:href="http://pgdocptbr.sourceforge.net/pg80/sql-savepoint.html#FTN.AEN53707" office:name="AEN53707" text:style-name="Internet_20_link" text:visited-style-name="Visited_20_Internet_20_Link">[1]</text:a> <text:a xlink:type="simple" xlink:href="http://pgdocptbr.sourceforge.net/pg80/sql-savepoint.html#FTN.AEN53713" office:name="AEN53713" text:style-name="Internet_20_link" text:visited-style-name="Visited_20_Internet_20_Link">[2]</text:a> <text:a xlink:type="simple" xlink:href="http://pgdocptbr.sourceforge.net/pg80/sql-savepoint.html#FTN.AEN53725" office:name="AEN53725" text:style-name="Internet_20_link" text:visited-style-name="Visited_20_Internet_20_Link">[3]</text:a></text:p>
      <text:p text:style-name="P11"><text:bookmark text:name="AEN53733"/>Parâmetros</text:p>
      <text:p text:style-name="P7">nome_do_ponto_de_salvamento </text:p>
      <text:p text:style-name="P6">O nome a ser dado ao novo ponto de salvamento.</text:p>
      <text:p text:style-name="P11"><text:bookmark text:name="AEN53741"/>Observações</text:p>
      <text:p text:style-name="Text_20_body">Para desfazer até o ponto de salvamento deve ser utilizado o comando <text:a xlink:type="simple" xlink:href="http://pgdocptbr.sourceforge.net/pg80/sql-rollback-to.html" text:style-name="Internet_20_link" text:visited-style-name="Visited_20_Internet_20_Link"><text:span text:style-name="T3">ROLLBACK TO SAVEPOINT</text:span></text:a>. Para destruir um ponto de salvamento, mantendo os efeitos dos comandos executados após este ter sido estabelecido, deve ser utilizado o comando <text:a xlink:type="simple" xlink:href="http://pgdocptbr.sourceforge.net/pg80/sql-release-savepoint.html" text:style-name="Internet_20_link" text:visited-style-name="Visited_20_Internet_20_Link"><text:span text:style-name="T3">RELEASE SAVEPOINT</text:span></text:a>.</text:p>
      <text:p text:style-name="Text_20_body">Os pontos de salvamento somente podem ser estabelecidos dentro de um bloco de transação. Podem haver vários pontos de salvamento definidos dentro de uma transação.</text:p>
      <text:p text:style-name="P11"><text:bookmark text:name="AEN53747"/>Exemplos</text:p>
      <text:p text:style-name="Text_20_body">Para estabelecer um ponto de salvamento e, posteriormente, desfazer o efeito de todos os comandos executados após o seu estabelecimento:</text:p>
      <text:p text:style-name="Preformatted_20_Text">BEGIN;</text:p>
      <text:p text:style-name="Preformatted_20_Text"><text:s text:c="4"/>CREATE TEMPORARY TABLE tabela1 (col1 int) ON COMMIT DROP;</text:p>
      <text:p text:style-name="Preformatted_20_Text"><text:s text:c="4"/>INSERT INTO tabela1 VALUES (1);</text:p>
      <text:p text:style-name="Preformatted_20_Text"><text:s text:c="4"/>SAVEPOINT meu_ponto_de_salvamento;</text:p>
      <text:p text:style-name="Preformatted_20_Text"><text:s text:c="4"/>INSERT INTO tabela1 VALUES (2);</text:p>
      <text:p text:style-name="Preformatted_20_Text"><text:s text:c="4"/>ROLLBACK TO SAVEPOINT meu_ponto_de_salvamento;</text:p>
      <text:p text:style-name="Preformatted_20_Text"><text:s text:c="4"/>INSERT INTO tabela1 VALUES (3);</text:p>
      <text:p text:style-name="Preformatted_20_Text"><text:s text:c="4"/>SELECT * FROM tabela1;</text:p>
      <text:p text:style-name="Preformatted_20_Text">COMMIT;</text:p>
      <text:p text:style-name="Preformatted_20_Text"/>
      <text:p text:style-name="Preformatted_20_Text"><text:span text:style-name="Example"><text:s/>col1</text:span></text:p>
      <text:p text:style-name="Preformatted_20_Text"><text:span text:style-name="Example">------</text:span></text:p>
      <text:p text:style-name="Preformatted_20_Text"><text:span text:style-name="Example"><text:s text:c="4"/>1</text:span></text:p>
      <text:p text:style-name="Preformatted_20_Text"><text:span text:style-name="Example"><text:s text:c="4"/>3</text:span></text:p>
      <text:p text:style-name="P8"><text:span text:style-name="Example">(2 linhas)</text:span></text:p>
      <text:p text:style-name="Text_20_body"/>
      <text:p text:style-name="P12">A transação acima inseriu os valores 1 e 3, mas não o 2.</text:p>
      <text:p text:style-name="Text_20_body">Para estabelecer e, posteriormente, destruir um ponto de salvamento:</text:p>
      <text:p text:style-name="Preformatted_20_Text">BEGIN;</text:p>
      <text:p text:style-name="Preformatted_20_Text"><text:s text:c="4"/>CREATE TEMPORARY TABLE tabela1 (col1 int) ON COMMIT DROP;</text:p>
      <text:p text:style-name="Preformatted_20_Text"><text:s text:c="4"/>INSERT INTO tabela1 VALUES (3);</text:p>
      <text:p text:style-name="Preformatted_20_Text"><text:s text:c="4"/>SAVEPOINT meu_ponto_de_salvamento;</text:p>
      <text:p text:style-name="Preformatted_20_Text"><text:s text:c="4"/>INSERT INTO tabela1 VALUES (4);</text:p>
      <text:p text:style-name="Preformatted_20_Text"><text:s text:c="4"/>RELEASE SAVEPOINT meu_ponto_de_salvamento;</text:p>
      <text:p text:style-name="Preformatted_20_Text"><text:s text:c="4"/>SELECT * FROM tabela1;</text:p>
      <text:p text:style-name="Preformatted_20_Text">COMMIT;</text:p>
      <text:p text:style-name="Preformatted_20_Text"/>
      <text:p text:style-name="Preformatted_20_Text"><text:span text:style-name="Example"><text:s/>col1</text:span></text:p>
      <text:p text:style-name="Preformatted_20_Text"><text:span text:style-name="Example">------</text:span></text:p>
      <text:p text:style-name="Preformatted_20_Text"><text:span text:style-name="Example"><text:s text:c="4"/>3</text:span></text:p>
      <text:p text:style-name="Preformatted_20_Text"><text:span text:style-name="Example"><text:s text:c="4"/>4</text:span></text:p>
      <text:p text:style-name="P8"><text:span text:style-name="Example">(2 linhas)</text:span></text:p>
      <text:p text:style-name="Text_20_body">A transação acima inseriu tanto o 3 quanto o 4.</text:p>
      <text:p text:style-name="P11"><text:bookmark text:name="AEN53755"/>Compatibilidade</text:p>
      <text:p text:style-name="Text_20_body">O padrão SQL requer que um ponto de salvamento seja destruído, automaticamente, quando é estabelecido um outro ponto de salvamento com o mesmo nome. No PostgreSQL o ponto de salvamento é mantido, embora somente o mais recente seja utilizado ao se desfazer ou liberar; a liberação do ponto de salvamento mais recente torna o ponto de salvamento mais antigo acessível novamente para os comandos ROLLBACK TO SAVEPOINT e RELEASE SAVEPOINT. Fora isso, o comando SAVEPOINT está em conformidade total com o padrão SQL.</text:p>
      <text:p text:style-name="P11"><text:bookmark text:name="AEN53762"/>Consulte também</text:p>
      <text:p text:style-name="Text_20_body"><text:a xlink:type="simple" xlink:href="http://pgdocptbr.sourceforge.net/pg80/sql-begin.html" text:style-name="Internet_20_link" text:visited-style-name="Visited_20_Internet_20_Link"><text:span text:style-name="T3">BEGIN</text:span></text:a>, <text:a xlink:type="simple" xlink:href="http://pgdocptbr.sourceforge.net/pg80/sql-commit.html" text:style-name="Internet_20_link" text:visited-style-name="Visited_20_Internet_20_Link"><text:span text:style-name="T3">COMMIT</text:span></text:a>, <text:a xlink:type="simple" xlink:href="http://pgdocptbr.sourceforge.net/pg80/sql-release-savepoint.html" text:style-name="Internet_20_link" text:visited-style-name="Visited_20_Internet_20_Link"><text:span text:style-name="T3">RELEASE SAVEPOINT</text:span></text:a>, <text:a xlink:type="simple" xlink:href="http://pgdocptbr.sourceforge.net/pg80/sql-rollback.html" text:style-name="Internet_20_link" text:visited-style-name="Visited_20_Internet_20_Link"><text:span text:style-name="T3">ROLLBACK</text:span></text:a>, <text:a xlink:type="simple" xlink:href="http://pgdocptbr.sourceforge.net/pg80/sql-rollback-to.html" text:style-name="Internet_20_link" text:visited-style-name="Visited_20_Internet_20_Link"><text:span text:style-name="T3">ROLLBACK TO SAVEPOINT</text:span></text:a></text:p>
      <text:p text:style-name="P11">Notas</text:p>
      <table:table table:name="Tabela4" table:style-name="Tabela4">
        <table:table-column table:style-name="Tabela4.A"/>
        <table:table-column table:style-name="Tabela4.B"/>
        <table:table-row>
          <table:table-cell table:style-name="Tabela4.A1" office:value-type="string">
            <text:p text:style-name="P10"><text:a xlink:type="simple" xlink:href="http://pgdocptbr.sourceforge.net/pg80/sql-savepoint.html#AEN53707" office:name="FTN.AEN53707" text:style-name="Internet_20_link" text:visited-style-name="Visited_20_Internet_20_Link">[1]</text:a> </text:p>
          </table:table-cell>
          <table:table-cell table:style-name="Tabela4.A1" office:value-type="string">
            <text:p text:style-name="P9">Oracle — O comando SAVEPOINT é utilizado para identificar um ponto em uma transação até o qual será possível desfazer posteriormente. Os nomes dos pontos de salvamento devem ser distintos em uma determinada transação. Se for criado um segundo ponto de salvamento com o mesmo identificador utilizado antes, o ponto de salvamento mais antigo será apagado. Após ter sido criado um ponto de salvamento, pode-se continuar o processamento, efetivar o trabalho, desfazer toda a transação, ou desfazer até o ponto de salvamento. <text:a xlink:type="simple" xlink:href="http://download-east.oracle.com/docs/cd/B14117_01/server.101/b10759/statements_10001.htm" office:target-frame-name="_top" xlink:show="replace" text:style-name="Internet_20_link" text:visited-style-name="Visited_20_Internet_20_Link">Oracle® Database SQL Reference 10g Release 1 (10.1) Part Number B10759-01</text:a> (N. do T.)</text:p>
          </table:table-cell>
        </table:table-row>
        <table:table-row>
          <table:table-cell table:style-name="Tabela4.A1" office:value-type="string">
            <text:p text:style-name="P10"><text:a xlink:type="simple" xlink:href="http://pgdocptbr.sourceforge.net/pg80/sql-savepoint.html#AEN53713" office:name="FTN.AEN53713" text:style-name="Internet_20_link" text:visited-style-name="Visited_20_Internet_20_Link">[2]</text:a> </text:p>
          </table:table-cell>
          <table:table-cell table:style-name="Tabela4.A1" office:value-type="string">
            <text:p text:style-name="P9">SQL Server — O comando SAVE TRANSACTION define um ponto de salvamento na transação. O usuário pode definir um ponto de salvamento, ou marcador, na transação. O ponto de salvamento define um local até onde a transação pode retornar se parte da transação for cancelada condicionalmente. Se a transação for desfeita até o ponto de salvamento, deverá prosseguir até terminar com mais comandos Transact-SQL se for necessário, e submeter o comando COMMIT TRANSACTION, ou deverá ser cancelada inteiramente desfazendo a transação até o início. Para cancelar toda a transação é utilizada a forma ROLLBACK TRANSACTION nome_da_transação. Todos os comandos ou procedimentos da transação são desfeitos. São permitidos nomes duplicados de pontos de salvamento em uma transação, mas o comando ROLLBACK TRANSACTION que especifica o nome do ponto de salvamento <text:soft-page-break/>somente irá desfazer a transação até o SAVE TRANSACTION que utilizou o nome mais recentemente. O comando SAVE TRANSACTION não é suportado em transações distribuídas iniciadas explicitamente através do comando BEGIN DISTRIBUTED TRANSACTION ou escaladas a partir de uma transação local. <text:a xlink:type="simple" xlink:href="http://msdn2.microsoft.com/en-us/library/ms188378.aspx" office:target-frame-name="_top" xlink:show="replace" text:style-name="Internet_20_link" text:visited-style-name="Visited_20_Internet_20_Link">SQL Server 2005 Books Online — SAVE TRANSACTION (Transact-SQL)</text:a> (N. do T.)</text:p>
          </table:table-cell>
        </table:table-row>
        <table:table-row>
          <table:table-cell table:style-name="Tabela4.A1" office:value-type="string">
            <text:p text:style-name="P10"><text:a xlink:type="simple" xlink:href="http://pgdocptbr.sourceforge.net/pg80/sql-savepoint.html#AEN53725" office:name="FTN.AEN53725" text:style-name="Internet_20_link" text:visited-style-name="Visited_20_Internet_20_Link">[3]</text:a> </text:p>
          </table:table-cell>
          <table:table-cell table:style-name="Tabela4.A1" office:value-type="string">
            <text:p text:style-name="P9">DB2 — O comando SAVEPOINT é utilizado para definir um ponto de salvamento em uma transação. A omissão da cláusula UNIQUE especifica que o nome do ponto de salvamento pode ser reutilizado no nível de ponto de salvamento por outro ponto de salvamento. Se já existir um ponto de salvamento com o mesmo nome no mesmo nível de ponto de salvamento, o ponto de salvamento existente será destruído e um novo ponto de salvamento com o mesmo nome será criado no ponto corrente do processamento. O novo ponto de salvamento será considerado como sendo o último ponto de salvamento estabelecido pelo aplicativo. Deve ser observado que a destruição de um ponto de salvamento através da reutilização de seu nome por outro ponto de salvamento simplesmente destrói o ponto de salvamento, não liberando os pontos de salvamento estabelecidos após o ponto de salvamento destruído. Estes pontos de salvamento subseqüentes somente poderão ser liberados através do comando RELEASE SAVEPOINT, que libera o ponto de salvamento especificado e todos os pontos de salvamento estabelecidos após o ponto de salvamento especificado. Se a cláusula UNIQUE for especificada, o nome do ponto de salvamento somente poderá ser reutilizado após o ponto de salvamento existente com o mesmo nome ser liberado. <text:a xlink:type="simple" xlink:href="http://publib.boulder.ibm.com/infocenter/db2luw/v9/topic/com.ibm.db2.udb.admin.doc/doc/r0003271.htm" office:target-frame-name="_top" xlink:show="replace" text:style-name="Internet_20_link" text:visited-style-name="Visited_20_Internet_20_Link">DB2 Version 9 for Linux, UNIX, and Windows</text:a> (N. do T.)</text:p>
          </table:table-cell>
        </table:table-row>
      </table:table>
      <text:p text:style-name="P4"><text:span text:style-name="Strong_20_Emphasis"><text:span text:style-name="T1"/></text:span></text:p>
      <text:p text:style-name="P4"><text:span text:style-name="Strong_20_Emphasis"><text:span text:style-name="T1"/></text:span></text:p>
      <text:p text:style-name="P14"><text:span text:style-name="Strong_20_Emphasis"><text:span text:style-name="T2">Referências</text:span></text:span></text:p>
      <text:p text:style-name="P14"><text:a xlink:type="simple" xlink:href="http://pgdocptbr.sourceforge.net/pg80/tutorial-transactions.html" text:style-name="Internet_20_link" text:visited-style-name="Visited_20_Internet_20_Link"><text:span text:style-name="Strong_20_Emphasis"><text:span text:style-name="T2">http://pgdocptbr.sourceforge.net/pg80/tutorial-transactions.html</text:span></text:span></text:a></text:p>
      <text:p text:style-name="P14"><text:a xlink:type="simple" xlink:href="http://pgdocptbr.sourceforge.net/pg80/transaction-iso.html" text:style-name="Internet_20_link" text:visited-style-name="Visited_20_Internet_20_Link"><text:span text:style-name="Strong_20_Emphasis"><text:span text:style-name="T2">http://pgdocptbr.sourceforge.net/pg80/transaction-iso.html</text:span></text:span></text:a></text:p>
      <text:p text:style-name="P14"><text:a xlink:type="simple" xlink:href="http://pgdocptbr.sourceforge.net/pg80/sql-set-transaction.html" text:style-name="Internet_20_link" text:visited-style-name="Visited_20_Internet_20_Link"><text:span text:style-name="Strong_20_Emphasis"><text:span text:style-name="T2">http://pgdocptbr.sourceforge.net/pg80/sql-set-transaction.html</text:span></text:span></text:a></text:p>
      <text:p text:style-name="P14"><text:a xlink:type="simple" xlink:href="https://www.postgresql.org/docs/9.6/static/transaction-iso.html" text:style-name="Internet_20_link" text:visited-style-name="Visited_20_Internet_20_Link"><text:span text:style-name="Strong_20_Emphasis"><text:span text:style-name="T2">https://www.postgresql.org/docs/9.6/static/transaction-iso.html</text:span></text:span></text:a></text:p>
      <text:p text:style-name="P14"><text:a xlink:type="simple" xlink:href="https://www.postgresql.org/docs/9.6/static/sql-set-transaction.html" text:style-name="Internet_20_link" text:visited-style-name="Visited_20_Internet_20_Link"><text:span text:style-name="Strong_20_Emphasis"><text:span text:style-name="T2">https://www.postgresql.org/docs/9.6/static/sql-set-transaction.html</text:span></text:span></text:a></text:p>
      <text:p text:style-name="P14"><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Lucidasans1" svg:font-family="Lucidasans"/>
    <style:font-face style:name="Times" svg:font-family="Times"/>
    <style:font-face style:name="Nimbus Mono L" svg:font-family="'Nimbus Mono L'" style:font-family-generic="modern" style:font-pitch="fixed"/>
    <style:font-face style:name="Nimbus Roman No9 L" svg:font-family="'Nimbus Roman No9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rmal_20__28_Web_29_" style:display-name="Normal (Web)" style:family="paragraph" style:parent-style-name="Standard">
      <style:paragraph-properties fo:margin-top="0.494cm" fo:margin-bottom="0.494cm" loext:contextual-spacing="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Nimbus Roman No9 L" fo:font-family="'Nimbus Roman No9 L'" style:font-family-generic="roman" style:font-pitch="variable" fo:font-size="24pt" fo:font-weight="bold" style:font-name-asian="DejaVuSans" style:font-family-asian="DejaVuSans"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Nimbus Roman No9 L" fo:font-family="'Nimbus Roman No9 L'" style:font-family-generic="roman" style:font-pitch="variable" fo:font-size="18pt" fo:font-weight="bold" style:font-name-asian="DejaVuSans" style:font-family-asian="DejaVuSans"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Nimbus Roman No9 L" fo:font-family="'Nimbus Roman No9 L'" style:font-family-generic="roman" style:font-pitch="variable" fo:font-size="14pt" fo:font-weight="bold" style:font-name-asian="DejaVuSans" style:font-family-asian="DejaVuSan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Fonte_20_parág._20_padrão1" style:display-name="Fonte parág. padrão1" style:family="text"/>
    <style:style style:name="Strong_20_Emphasis" style:display-name="Strong Emphasis" style:family="text" style:parent-style-name="Fonte_20_parág._20_padrão1">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ACRONYM" style:family="text"/>
    <style:style style:name="User_20_Entry" style:display-name="User Entry" style:family="text">
      <style:text-properties style:font-name="Nimbus Mono L" fo:font-family="'Nimbus Mono L'" style:font-family-generic="modern" style:font-pitch="fixed"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Example" style:family="text">
      <style:text-properties style:font-name="Nimbus Mono L" fo:font-family="'Nimbus Mono L'" style:font-family-generic="modern" style:font-pitch="fixed"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MP2" style:family="paragraph" style:parent-style-name="Footer">
      <style:paragraph-properties fo:text-align="center" style:justify-single-word="false"/>
    </style:style>
    <style:style style:name="MT1" style:family="text">
      <style:text-properties fo:font-weight="normal" style:font-weight-asian="normal" style:font-weight-complex="normal"/>
    </style:style>
    <style:style style:name="MT2" style:family="text">
      <style:text-properties fo:font-style="italic" style:font-style-asian="italic" style:font-style-complex="italic"/>
    </style:style>
    <style:style style:name="MT3" style:family="text">
      <style:text-properties fo:font-style="italic" officeooo:rsid="0013e1e0" style:font-style-asian="italic" style:font-style-complex="italic"/>
    </style:style>
    <style:style style:name="MT4" style:family="text"/>
    <style:style style:name="MT5" style:family="text">
      <style:text-properties officeooo:rsid="0013e1e0"/>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text:tab/></text:span><text:span text:style-name="MT1"><text:page-number text:select-page="current">11</text:page-number></text:span><text:span text:style-name="MT1">/</text:span><text:span text:style-name="MT1"><text:page-count>11</text:page-count></text:span></text:p>
      </style:header>
      <style:footer>
        <text:p text:style-name="MP2"><text:span text:style-name="MT2">Ribamar FS – </text:span><text:a xlink:type="simple" xlink:href="http://ribafs.org/" text:style-name="Internet_20_link" text:visited-style-name="Visited_20_Internet_20_Link"><text:span text:style-name="MT2">http://ribafs.</text:span></text:a><text:a xlink:type="simple" xlink:href="http://ribafs.org/" text:style-name="Internet_20_link" text:visited-style-name="Visited_20_Internet_20_Link"><text:span text:style-name="MT3">org</text:span></text:a><text:span text:style-name="MT3"> </text:span><text:s/>– <text:a xlink:type="simple" xlink:href="mailto:ribafs@gmail.com" text:style-name="Internet_20_link" text:visited-style-name="Visited_20_Internet_20_Link">ribafs@</text:a><text:a xlink:type="simple" xlink:href="mailto:ribafs@gmail.com" text:style-name="Internet_20_link" text:visited-style-name="Visited_20_Internet_20_Link"><text:span text:style-name="MT5">gmail.com</text:span></text:a><text:span text:style-name="MT5">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Ribamar FS</meta:initial-creator>
    <meta:creation-date>2008-02-25T12:21:41</meta:creation-date>
    <dc:date>2017-06-15T11:16:02.902967439</dc:date>
    <meta:editing-cycles>70</meta:editing-cycles>
    <meta:editing-duration>PT1H9M2S</meta:editing-duration>
    <meta:document-statistic meta:table-count="4" meta:image-count="0" meta:object-count="0" meta:page-count="11" meta:paragraph-count="190" meta:word-count="4211" meta:character-count="27834" meta:non-whitespace-character-count="23657"/>
    <meta:user-defined meta:name="Info 1"/>
    <meta:user-defined meta:name="Info 2"/>
    <meta:user-defined meta:name="Info 3"/>
    <meta:user-defined meta:name="Info 4"/>
  </office:meta>
</office:document-meta>
</file>